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5"/>
      <text:p text:style-name="P16">X.XXV</text:p>
      <text:p text:style-name="P16"/>
      <text:p text:style-name="P16">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6"/>
      <text:p text:style-name="P17">Things about which I have shame: playing WoW last night, not taking the hint that I could make Hannah spaghetti for lunch, not having a monetarily secure future.</text:p>
      <text:p text:style-name="P17"/>
      <text:p text:style-name="P18">. . .</text:p>
      <text:p text:style-name="P17"/>
      <text:p text:style-name="P19">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9"><text:s text:c="3"/>“This could take a while,” I observed.</text:p>
      <text:p text:style-name="P19"><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9"><text:soft-page-break/>. . .<text:span text:style-name="T11">I started to write my hurricane blurb for Summer, until Tony had me on the phone with FEMA. I filled out an application and then joined a group for a DM East key run, 3:10.</text:span></text:p>
      <text:p text:style-name="P19">.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9">. . .<text:span text:style-name="T13">I ran BWL with Temple, winning Stormrage belt and a sack of gems. Eurymedon called me Kamala until the very end. I did Org banking until 10:36.</text:span></text:p>
      <text:p text:style-name="P19"/>
      <text:p text:style-name="P20">. . .</text:p>
      <text:p text:style-name="P19"/>
      <text:p text:style-name="P19">Hannah called and said the headlights on the Space Bug had stopped working, so I drove to the Whole Foods on Hendersonville Road to pick her up. We went back to her house, cuddled in the guest room and went to sleep.</text:p>
      <text:p text:style-name="P19"/>
      <text:p text:style-name="P19">X.XXVI</text:p>
      <text:p text:style-name="P19"/>
      <text:p text:style-name="P19">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9"><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9"><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9"/>
      <text:p text:style-name="P19">X.XXVII</text:p>
      <text:p text:style-name="P19"/>
      <text:p text:style-name="P19">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9"><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9"/>
      <text:p text:style-name="P20">. . .</text:p>
      <text:p text:style-name="P19"/>
      <text:p text:style-name="P21">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21"/>
      <text:p text:style-name="P21"/>
      <text:p text:style-name="P21"/>
      <text:p text:style-name="P21"/>
      <text:p text:style-name="P21"/>
      <text:p text:style-name="P21"><text:soft-page-break/>X.XXVIII</text:p>
      <text:p text:style-name="P21"/>
      <text:p text:style-name="P21">I woke after many crazy dreams, played Wordle, brushed my teeth, made coffee, talked to Hannah, checked the balance and changed the PIN on my EBT card, wrote at the Hog, 11:11. . .<text:span text:style-name="T14">Hannah picked me up around noon. She said the westside WCK was closed, so we went toward Munoz, but decided we wanted Taco Billy.</text:span></text:p>
      <text:p text:style-name="P21"><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21"><text:s text:c="3"/><text:span text:style-name="T14">I swung by WCK on the way home, took off my coat and shoes, sat at the Hog and wrote, 3: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8T15:12:52.221737678</dc:date>
    <meta:editing-duration>P60DT10H34M2S</meta:editing-duration>
    <meta:editing-cycles>663</meta:editing-cycles>
    <meta:generator>LibreOffice/24.2.5.2$MacOSX_X86_64 LibreOffice_project/bffef4ea93e59bebbeaf7f431bb02b1a39ee8a59</meta:generator>
    <meta:print-date>2024-10-28T11:11:53.294567988</meta:print-date>
    <meta:document-statistic meta:table-count="0" meta:image-count="0" meta:object-count="0" meta:page-count="34" meta:paragraph-count="64" meta:word-count="2719" meta:character-count="14493" meta:non-whitespace-character-count="11787"/>
  </office:meta>
</office:document-meta>
</file>